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4398in"/>
    </style:style>
    <style:style style:name="co7" style:family="table-column">
      <style:table-column-properties fo:break-before="auto" style:column-width="0.2465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1717in"/>
    </style:style>
    <style:style style:name="co12" style:family="table-column">
      <style:table-column-properties fo:break-before="auto" style:column-width="0.2252in"/>
    </style:style>
    <style:style style:name="co13" style:family="table-column">
      <style:table-column-properties fo:break-before="auto" style:column-width="0.4181in"/>
    </style:style>
    <style:style style:name="co14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9"/>
          <table:table-cell table:number-columns-repeated="2" table:style-name="Default"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68271" calcext:value-type="float">
            <text:p>6.8271E-02</text:p>
          </table:table-cell>
          <table:table-cell office:value-type="float" office:value="0.00043156" calcext:value-type="float">
            <text:p>4.3156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table:number-columns-repeated="2"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9]" office:value-type="float" office:value="0.0341355" calcext:value-type="float">
            <text:p>3.4136E-02</text:p>
          </table:table-cell>
          <table:table-cell table:formula="of:=[.$Q$8]*[.F9]" office:value-type="float" office:value="0.00021578" calcext:value-type="float">
            <text:p>2.1578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9]" office:value-type="float" office:value="1.8" calcext:value-type="float">
            <text:p>1.8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1642" calcext:value-type="float">
            <text:p>1.1642E-01</text:p>
          </table:table-cell>
          <table:table-cell office:value-type="float" office:value="0.0012549" calcext:value-type="float">
            <text:p>1.2549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10]" office:value-type="float" office:value="0.05821" calcext:value-type="float">
            <text:p>5.8210E-02</text:p>
          </table:table-cell>
          <table:table-cell table:formula="of:=[.$Q$8]*[.F10]" office:value-type="float" office:value="0.00062745" calcext:value-type="float">
            <text:p>6.274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10]" office:value-type="float" office:value="1.35" calcext:value-type="float">
            <text:p>1.3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P5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51203" calcext:value-type="float">
            <text:p>5.1203E-02</text:p>
          </table:table-cell>
          <table:table-cell office:value-type="float" office:value="0.00032367" calcext:value-type="float">
            <text:p>3.2367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P5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11]" office:value-type="float" office:value="0.0256015" calcext:value-type="float">
            <text:p>2.5602E-02</text:p>
          </table:table-cell>
          <table:table-cell table:formula="of:=[.$Q$8]*[.F11]" office:value-type="float" office:value="0.000161835" calcext:value-type="float">
            <text:p>1.6184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11]" office:value-type="float" office:value="1.35" calcext:value-type="float">
            <text:p>1.3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1642" calcext:value-type="float">
            <text:p>1.1642E-01</text:p>
          </table:table-cell>
          <table:table-cell office:value-type="float" office:value="0.0012549" calcext:value-type="float">
            <text:p>1.2549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12]" office:value-type="float" office:value="0.05821" calcext:value-type="float">
            <text:p>5.8210E-02</text:p>
          </table:table-cell>
          <table:table-cell table:formula="of:=[.$Q$8]*[.F12]" office:value-type="float" office:value="0.00062745" calcext:value-type="float">
            <text:p>6.274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12]" office:value-type="float" office:value="1.35" calcext:value-type="float">
            <text:p>1.3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BP4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1642" calcext:value-type="float">
            <text:p>1.1642E-01</text:p>
          </table:table-cell>
          <table:table-cell office:value-type="float" office:value="0.0012549" calcext:value-type="float">
            <text:p>1.2549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BP4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13]" office:value-type="float" office:value="0.05821" calcext:value-type="float">
            <text:p>5.8210E-02</text:p>
          </table:table-cell>
          <table:table-cell table:formula="of:=[.$Q$8]*[.F13]" office:value-type="float" office:value="0.00062745" calcext:value-type="float">
            <text:p>6.274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13]" office:value-type="float" office:value="1.35" calcext:value-type="float">
            <text:p>1.3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P4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51203" calcext:value-type="float">
            <text:p>5.1203E-02</text:p>
          </table:table-cell>
          <table:table-cell office:value-type="float" office:value="0.00032367" calcext:value-type="float">
            <text:p>3.2367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P4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14]" office:value-type="float" office:value="0.0256015" calcext:value-type="float">
            <text:p>2.5602E-02</text:p>
          </table:table-cell>
          <table:table-cell table:formula="of:=[.$Q$8]*[.F14]" office:value-type="float" office:value="0.000161835" calcext:value-type="float">
            <text:p>1.6184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14]" office:value-type="float" office:value="1.35" calcext:value-type="float">
            <text:p>1.3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3366" calcext:value-type="float">
            <text:p>1.3366E-01</text:p>
          </table:table-cell>
          <table:table-cell office:value-type="float" office:value="0.0014408" calcext:value-type="float">
            <text:p>1.4408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15]" office:value-type="float" office:value="0.06683" calcext:value-type="float">
            <text:p>6.6830E-02</text:p>
          </table:table-cell>
          <table:table-cell table:formula="of:=[.$Q$8]*[.F15]" office:value-type="float" office:value="0.0007204" calcext:value-type="float">
            <text:p>7.2040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15]" office:value-type="float" office:value="1.55" calcext:value-type="float">
            <text:p>1.5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P3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58789" calcext:value-type="float">
            <text:p>5.8789E-02</text:p>
          </table:table-cell>
          <table:table-cell office:value-type="float" office:value="0.00037162" calcext:value-type="float">
            <text:p>3.7162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P3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16]" office:value-type="float" office:value="0.0293945" calcext:value-type="float">
            <text:p>2.9395E-02</text:p>
          </table:table-cell>
          <table:table-cell table:formula="of:=[.$Q$8]*[.F16]" office:value-type="float" office:value="0.00018581" calcext:value-type="float">
            <text:p>1.8581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16]" office:value-type="float" office:value="1.55" calcext:value-type="float">
            <text:p>1.5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4013" calcext:value-type="float">
            <text:p>1.4013E-01</text:p>
          </table:table-cell>
          <table:table-cell office:value-type="float" office:value="0.0015105" calcext:value-type="float">
            <text:p>1.5105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17]" office:value-type="float" office:value="0.070065" calcext:value-type="float">
            <text:p>7.0065E-02</text:p>
          </table:table-cell>
          <table:table-cell table:formula="of:=[.$Q$8]*[.F17]" office:value-type="float" office:value="0.00075525" calcext:value-type="float">
            <text:p>7.552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17]" office:value-type="float" office:value="1.625" calcext:value-type="float">
            <text:p>1.6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P2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61633" calcext:value-type="float">
            <text:p>6.1633E-02</text:p>
          </table:table-cell>
          <table:table-cell office:value-type="float" office:value="0.00038961" calcext:value-type="float">
            <text:p>3.8961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P2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18]" office:value-type="float" office:value="0.0308165" calcext:value-type="float">
            <text:p>3.0817E-02</text:p>
          </table:table-cell>
          <table:table-cell table:formula="of:=[.$Q$8]*[.F18]" office:value-type="float" office:value="0.000194805" calcext:value-type="float">
            <text:p>1.9481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18]" office:value-type="float" office:value="1.625" calcext:value-type="float">
            <text:p>1.6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4013" calcext:value-type="float">
            <text:p>1.4013E-01</text:p>
          </table:table-cell>
          <table:table-cell office:value-type="float" office:value="0.0015105" calcext:value-type="float">
            <text:p>1.5105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19]" office:value-type="float" office:value="0.070065" calcext:value-type="float">
            <text:p>7.0065E-02</text:p>
          </table:table-cell>
          <table:table-cell table:formula="of:=[.$Q$8]*[.F19]" office:value-type="float" office:value="0.00075525" calcext:value-type="float">
            <text:p>7.552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19]" office:value-type="float" office:value="1.625" calcext:value-type="float">
            <text:p>1.6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P1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61633" calcext:value-type="float">
            <text:p>6.1633E-02</text:p>
          </table:table-cell>
          <table:table-cell office:value-type="float" office:value="0.00038961" calcext:value-type="float">
            <text:p>3.8961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P1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20]" office:value-type="float" office:value="0.0308165" calcext:value-type="float">
            <text:p>3.0817E-02</text:p>
          </table:table-cell>
          <table:table-cell table:formula="of:=[.$Q$8]*[.F20]" office:value-type="float" office:value="0.000194805" calcext:value-type="float">
            <text:p>1.9481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20]" office:value-type="float" office:value="1.625" calcext:value-type="float">
            <text:p>1.6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Nda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4229" calcext:value-type="float">
            <text:p>1.4229E-01</text:p>
          </table:table-cell>
          <table:table-cell office:value-type="float" office:value="0.0015337" calcext:value-type="float">
            <text:p>1.5337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Nda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21]" office:value-type="float" office:value="0.071145" calcext:value-type="float">
            <text:p>7.1145E-02</text:p>
          </table:table-cell>
          <table:table-cell table:formula="of:=[.$Q$8]*[.F21]" office:value-type="float" office:value="0.00076685" calcext:value-type="float">
            <text:p>7.668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21]" office:value-type="float" office:value="1.65" calcext:value-type="float">
            <text:p>1.6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Nda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62581" calcext:value-type="float">
            <text:p>6.2581E-02</text:p>
          </table:table-cell>
          <table:table-cell office:value-type="float" office:value="0.0003956" calcext:value-type="float">
            <text:p>3.9560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Nda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22]" office:value-type="float" office:value="0.0312905" calcext:value-type="float">
            <text:p>3.1291E-02</text:p>
          </table:table-cell>
          <table:table-cell table:formula="of:=[.$Q$8]*[.F22]" office:value-type="float" office:value="0.0001978" calcext:value-type="float">
            <text:p>1.9780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22]" office:value-type="float" office:value="1.65" calcext:value-type="float">
            <text:p>1.6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4013" calcext:value-type="float">
            <text:p>1.4013E-01</text:p>
          </table:table-cell>
          <table:table-cell office:value-type="float" office:value="0.0015105" calcext:value-type="float">
            <text:p>1.5105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23]" office:value-type="float" office:value="0.070065" calcext:value-type="float">
            <text:p>7.0065E-02</text:p>
          </table:table-cell>
          <table:table-cell table:formula="of:=[.$Q$8]*[.F23]" office:value-type="float" office:value="0.00075525" calcext:value-type="float">
            <text:p>7.552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23]" office:value-type="float" office:value="1.625" calcext:value-type="float">
            <text:p>1.6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Nd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61633" calcext:value-type="float">
            <text:p>6.1633E-02</text:p>
          </table:table-cell>
          <table:table-cell office:value-type="float" office:value="0.00038961" calcext:value-type="float">
            <text:p>3.8961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Nd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24]" office:value-type="float" office:value="0.0308165" calcext:value-type="float">
            <text:p>3.0817E-02</text:p>
          </table:table-cell>
          <table:table-cell table:formula="of:=[.$Q$8]*[.F24]" office:value-type="float" office:value="0.000194805" calcext:value-type="float">
            <text:p>1.9481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24]" office:value-type="float" office:value="1.625" calcext:value-type="float">
            <text:p>1.6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4013" calcext:value-type="float">
            <text:p>1.4013E-01</text:p>
          </table:table-cell>
          <table:table-cell office:value-type="float" office:value="0.0015105" calcext:value-type="float">
            <text:p>1.5105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25]" office:value-type="float" office:value="0.070065" calcext:value-type="float">
            <text:p>7.0065E-02</text:p>
          </table:table-cell>
          <table:table-cell table:formula="of:=[.$Q$8]*[.F25]" office:value-type="float" office:value="0.00075525" calcext:value-type="float">
            <text:p>7.552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25]" office:value-type="float" office:value="1.625" calcext:value-type="float">
            <text:p>1.6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Na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61633" calcext:value-type="float">
            <text:p>6.1633E-02</text:p>
          </table:table-cell>
          <table:table-cell office:value-type="float" office:value="0.00038961" calcext:value-type="float">
            <text:p>3.8961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Na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26]" office:value-type="float" office:value="0.0308165" calcext:value-type="float">
            <text:p>3.0817E-02</text:p>
          </table:table-cell>
          <table:table-cell table:formula="of:=[.$Q$8]*[.F26]" office:value-type="float" office:value="0.000194805" calcext:value-type="float">
            <text:p>1.9481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26]" office:value-type="float" office:value="1.625" calcext:value-type="float">
            <text:p>1.62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N0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466" calcext:value-type="float">
            <text:p>1.4660E-01</text:p>
          </table:table-cell>
          <table:table-cell office:value-type="float" office:value="0.0015802" calcext:value-type="float">
            <text:p>1.5802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N0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27]" office:value-type="float" office:value="0.0733" calcext:value-type="float">
            <text:p>7.3300E-02</text:p>
          </table:table-cell>
          <table:table-cell table:formula="of:=[.$Q$8]*[.F27]" office:value-type="float" office:value="0.0007901" calcext:value-type="float">
            <text:p>7.9010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27]" office:value-type="float" office:value="1.7" calcext:value-type="float">
            <text:p>1.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N0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64478" calcext:value-type="float">
            <text:p>6.4478E-02</text:p>
          </table:table-cell>
          <table:table-cell office:value-type="float" office:value="0.00040759" calcext:value-type="float">
            <text:p>4.0759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N0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28]" office:value-type="float" office:value="0.032239" calcext:value-type="float">
            <text:p>3.2239E-02</text:p>
          </table:table-cell>
          <table:table-cell table:formula="of:=[.$Q$8]*[.F28]" office:value-type="float" office:value="0.000203795" calcext:value-type="float">
            <text:p>2.0380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28]" office:value-type="float" office:value="1.7" calcext:value-type="float">
            <text:p>1.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466" calcext:value-type="float">
            <text:p>1.4660E-01</text:p>
          </table:table-cell>
          <table:table-cell office:value-type="float" office:value="0.0015802" calcext:value-type="float">
            <text:p>1.5802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29]" office:value-type="float" office:value="0.0733" calcext:value-type="float">
            <text:p>7.3300E-02</text:p>
          </table:table-cell>
          <table:table-cell table:formula="of:=[.$Q$8]*[.F29]" office:value-type="float" office:value="0.0007901" calcext:value-type="float">
            <text:p>7.9010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29]" office:value-type="float" office:value="1.7" calcext:value-type="float">
            <text:p>1.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C5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66374" calcext:value-type="float">
            <text:p>6.6374E-02</text:p>
          </table:table-cell>
          <table:table-cell office:value-type="float" office:value="0.00041958" calcext:value-type="float">
            <text:p>4.1958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C5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30]" office:value-type="float" office:value="0.033187" calcext:value-type="float">
            <text:p>3.3187E-02</text:p>
          </table:table-cell>
          <table:table-cell table:formula="of:=[.$Q$8]*[.F30]" office:value-type="float" office:value="0.00020979" calcext:value-type="float">
            <text:p>2.0979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30]" office:value-type="float" office:value="1.75" calcext:value-type="float">
            <text:p>1.7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5091" calcext:value-type="float">
            <text:p>1.5091E-01</text:p>
          </table:table-cell>
          <table:table-cell office:value-type="float" office:value="0.0016267" calcext:value-type="float">
            <text:p>1.6267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31]" office:value-type="float" office:value="0.075455" calcext:value-type="float">
            <text:p>7.5455E-02</text:p>
          </table:table-cell>
          <table:table-cell table:formula="of:=[.$Q$8]*[.F31]" office:value-type="float" office:value="0.00081335" calcext:value-type="float">
            <text:p>8.133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31]" office:value-type="float" office:value="1.75" calcext:value-type="float">
            <text:p>1.7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C4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68271" calcext:value-type="float">
            <text:p>6.8271E-02</text:p>
          </table:table-cell>
          <table:table-cell office:value-type="float" office:value="0.00043156" calcext:value-type="float">
            <text:p>4.3156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C4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32]" office:value-type="float" office:value="0.0341355" calcext:value-type="float">
            <text:p>3.4136E-02</text:p>
          </table:table-cell>
          <table:table-cell table:formula="of:=[.$Q$8]*[.F32]" office:value-type="float" office:value="0.00021578" calcext:value-type="float">
            <text:p>2.1578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32]" office:value-type="float" office:value="1.8" calcext:value-type="float">
            <text:p>1.8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5091" calcext:value-type="float">
            <text:p>1.5091E-01</text:p>
          </table:table-cell>
          <table:table-cell office:value-type="float" office:value="0.0016267" calcext:value-type="float">
            <text:p>1.6267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33]" office:value-type="float" office:value="0.075455" calcext:value-type="float">
            <text:p>7.5455E-02</text:p>
          </table:table-cell>
          <table:table-cell table:formula="of:=[.$Q$8]*[.F33]" office:value-type="float" office:value="0.00081335" calcext:value-type="float">
            <text:p>8.133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33]" office:value-type="float" office:value="1.75" calcext:value-type="float">
            <text:p>1.7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C3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66374" calcext:value-type="float">
            <text:p>6.6374E-02</text:p>
          </table:table-cell>
          <table:table-cell office:value-type="float" office:value="0.00041958" calcext:value-type="float">
            <text:p>4.1958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C3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34]" office:value-type="float" office:value="0.033187" calcext:value-type="float">
            <text:p>3.3187E-02</text:p>
          </table:table-cell>
          <table:table-cell table:formula="of:=[.$Q$8]*[.F34]" office:value-type="float" office:value="0.00020979" calcext:value-type="float">
            <text:p>2.0979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34]" office:value-type="float" office:value="1.75" calcext:value-type="float">
            <text:p>1.7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4229" calcext:value-type="float">
            <text:p>1.4229E-01</text:p>
          </table:table-cell>
          <table:table-cell office:value-type="float" office:value="0.0015337" calcext:value-type="float">
            <text:p>1.5337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35]" office:value-type="float" office:value="0.071145" calcext:value-type="float">
            <text:p>7.1145E-02</text:p>
          </table:table-cell>
          <table:table-cell table:formula="of:=[.$Q$8]*[.F35]" office:value-type="float" office:value="0.00076685" calcext:value-type="float">
            <text:p>7.668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35]" office:value-type="float" office:value="1.65" calcext:value-type="float">
            <text:p>1.6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AC2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4229" calcext:value-type="float">
            <text:p>1.4229E-01</text:p>
          </table:table-cell>
          <table:table-cell office:value-type="float" office:value="0.0015337" calcext:value-type="float">
            <text:p>1.5337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AC2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36]" office:value-type="float" office:value="0.071145" calcext:value-type="float">
            <text:p>7.1145E-02</text:p>
          </table:table-cell>
          <table:table-cell table:formula="of:=[.$Q$8]*[.F36]" office:value-type="float" office:value="0.00076685" calcext:value-type="float">
            <text:p>7.668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36]" office:value-type="float" office:value="1.65" calcext:value-type="float">
            <text:p>1.6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C2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62581" calcext:value-type="float">
            <text:p>6.2581E-02</text:p>
          </table:table-cell>
          <table:table-cell office:value-type="float" office:value="0.0003956" calcext:value-type="float">
            <text:p>3.9560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C2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37]" office:value-type="float" office:value="0.0312905" calcext:value-type="float">
            <text:p>3.1291E-02</text:p>
          </table:table-cell>
          <table:table-cell table:formula="of:=[.$Q$8]*[.F37]" office:value-type="float" office:value="0.0001978" calcext:value-type="float">
            <text:p>1.9780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37]" office:value-type="float" office:value="1.65" calcext:value-type="float">
            <text:p>1.6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3582" calcext:value-type="float">
            <text:p>1.3582E-01</text:p>
          </table:table-cell>
          <table:table-cell office:value-type="float" office:value="0.001464" calcext:value-type="float">
            <text:p>1.4640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38]" office:value-type="float" office:value="0.06791" calcext:value-type="float">
            <text:p>6.7910E-02</text:p>
          </table:table-cell>
          <table:table-cell table:formula="of:=[.$Q$8]*[.F38]" office:value-type="float" office:value="0.000732" calcext:value-type="float">
            <text:p>7.3200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38]" office:value-type="float" office:value="1.575" calcext:value-type="float">
            <text:p>1.57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AC1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3366" calcext:value-type="float">
            <text:p>1.3366E-01</text:p>
          </table:table-cell>
          <table:table-cell office:value-type="float" office:value="0.0014408" calcext:value-type="float">
            <text:p>1.4408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AC1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39]" office:value-type="float" office:value="0.06683" calcext:value-type="float">
            <text:p>6.6830E-02</text:p>
          </table:table-cell>
          <table:table-cell table:formula="of:=[.$Q$8]*[.F39]" office:value-type="float" office:value="0.0007204" calcext:value-type="float">
            <text:p>7.2040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39]" office:value-type="float" office:value="1.55" calcext:value-type="float">
            <text:p>1.5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SC1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066374" calcext:value-type="float">
            <text:p>6.6374E-02</text:p>
          </table:table-cell>
          <table:table-cell office:value-type="float" office:value="0.00041958" calcext:value-type="float">
            <text:p>4.1958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SC1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40]" office:value-type="float" office:value="0.033187" calcext:value-type="float">
            <text:p>3.3187E-02</text:p>
          </table:table-cell>
          <table:table-cell table:formula="of:=[.$Q$8]*[.F40]" office:value-type="float" office:value="0.00020979" calcext:value-type="float">
            <text:p>2.0979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40]" office:value-type="float" office:value="1.75" calcext:value-type="float">
            <text:p>1.7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Qda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1642" calcext:value-type="float">
            <text:p>1.1642E-01</text:p>
          </table:table-cell>
          <table:table-cell office:value-type="float" office:value="0.0012549" calcext:value-type="float">
            <text:p>1.2549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Qda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41]" office:value-type="float" office:value="0.05821" calcext:value-type="float">
            <text:p>5.8210E-02</text:p>
          </table:table-cell>
          <table:table-cell table:formula="of:=[.$Q$8]*[.F41]" office:value-type="float" office:value="0.00062745" calcext:value-type="float">
            <text:p>6.274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41]" office:value-type="float" office:value="1.35" calcext:value-type="float">
            <text:p>1.3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Qd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1642" calcext:value-type="float">
            <text:p>1.1642E-01</text:p>
          </table:table-cell>
          <table:table-cell office:value-type="float" office:value="0.0012549" calcext:value-type="float">
            <text:p>1.2549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Qd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42]" office:value-type="float" office:value="0.05821" calcext:value-type="float">
            <text:p>5.8210E-02</text:p>
          </table:table-cell>
          <table:table-cell table:formula="of:=[.$Q$8]*[.F42]" office:value-type="float" office:value="0.00062745" calcext:value-type="float">
            <text:p>6.274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42]" office:value-type="float" office:value="1.35" calcext:value-type="float">
            <text:p>1.3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1642" calcext:value-type="float">
            <text:p>1.1642E-01</text:p>
          </table:table-cell>
          <table:table-cell office:value-type="float" office:value="0.0012549" calcext:value-type="float">
            <text:p>1.2549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43]" office:value-type="float" office:value="0.05821" calcext:value-type="float">
            <text:p>5.8210E-02</text:p>
          </table:table-cell>
          <table:table-cell table:formula="of:=[.$Q$8]*[.F43]" office:value-type="float" office:value="0.00062745" calcext:value-type="float">
            <text:p>6.274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43]" office:value-type="float" office:value="1.35" calcext:value-type="float">
            <text:p>1.3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Q0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office:value-type="float" office:value="0.11642" calcext:value-type="float">
            <text:p>1.1642E-01</text:p>
          </table:table-cell>
          <table:table-cell office:value-type="float" office:value="0.0012549" calcext:value-type="float">
            <text:p>1.2549E-0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Q0</text:p>
          </table:table-cell>
          <table:table-cell office:value-type="string" calcext:value-type="string">
            <text:p>CNP</text:p>
          </table:table-cell>
          <table:table-cell office:value-type="float" office:value="1" calcext:value-type="float">
            <text:p>1</text:p>
          </table:table-cell>
          <table:table-cell table:formula="of:=[.$P$8]*[.E44]" office:value-type="float" office:value="0.05821" calcext:value-type="float">
            <text:p>5.8210E-02</text:p>
          </table:table-cell>
          <table:table-cell table:formula="of:=[.$Q$8]*[.F44]" office:value-type="float" office:value="0.00062745" calcext:value-type="float">
            <text:p>6.2745E-04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</text:p>
          </table:table-cell>
          <table:table-cell table:formula="of:=[.$T$8]*[.I44]" office:value-type="float" office:value="1.35" calcext:value-type="float">
            <text:p>1.35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4" number:min-integer-digits="1" number:min-exponent-digits="3"/>
    </number:number-style>
    <number:number-style style:name="N121">
      <number:scientific-number number:decimal-places="4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20:29:08.807729648</meta:creation-date>
    <dc:date>2015-07-09T20:54:27.137264445</dc:date>
    <meta:editing-duration>PT9M58S</meta:editing-duration>
    <meta:editing-cycles>1</meta:editing-cycles>
    <meta:document-statistic meta:table-count="1" meta:cell-count="723" meta:object-count="0"/>
    <meta:generator>LibreOffice/4.2.8.2$Linux_X86_64 LibreOffice_project/420m0$Build-2</meta:generator>
  </office:meta>
</office:document-meta>
</file>